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0e3a40" officeooo:paragraph-rsid="000e3a40"/>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1"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2"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3" style:family="paragraph" style:parent-style-name="Standard">
      <style:text-properties officeooo:rsid="00047599" officeooo:paragraph-rsid="000c03af"/>
    </style:style>
    <style:style style:name="P14" style:family="paragraph" style:parent-style-name="Standard">
      <style:text-properties officeooo:rsid="00080124" officeooo:paragraph-rsid="000c03af"/>
    </style:style>
    <style:style style:name="P15" style:family="paragraph" style:parent-style-name="Standard">
      <style:text-properties officeooo:rsid="00095c6b" officeooo:paragraph-rsid="000c03af"/>
    </style:style>
    <style:style style:name="P16" style:family="paragraph" style:parent-style-name="Standard">
      <style:paragraph-properties fo:text-align="justify" style:justify-single-word="false"/>
      <style:text-properties officeooo:rsid="000b417d" officeooo:paragraph-rsid="000c03af"/>
    </style:style>
    <style:style style:name="P17" style:family="paragraph" style:parent-style-name="Text_20_body">
      <style:text-properties officeooo:paragraph-rsid="000c03af"/>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0f8aba"/>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Text_20_body">
      <style:text-properties officeooo:rsid="0016619d" officeooo:paragraph-rsid="000c03af"/>
    </style:style>
    <style:style style:name="P22"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3" style:family="paragraph" style:parent-style-name="Text_20_body">
      <style:paragraph-properties fo:margin-left="0cm" fo:margin-right="0cm" fo:text-indent="1.249cm" style:auto-text-indent="false"/>
      <style:text-properties officeooo:paragraph-rsid="000c03af"/>
    </style:style>
    <style:style style:name="P24"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5"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6" style:family="paragraph" style:parent-style-name="Spec_20_-_20_Sous-titre_20_du_20_document">
      <style:text-properties fo:color="#000000" officeooo:rsid="000e3a40" officeooo:paragraph-rsid="000e3a40"/>
    </style:style>
    <style:style style:name="P27" style:family="paragraph" style:parent-style-name="Spec_20_-_20_Informations_20_2_20_de_20_première_20_page">
      <style:text-properties officeooo:rsid="000e3a40" officeooo:paragraph-rsid="000e3a40"/>
    </style:style>
    <style:style style:name="P28" style:family="paragraph" style:parent-style-name="Text_20_body">
      <style:paragraph-properties fo:text-align="justify" style:justify-single-word="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paragraph-properties fo:text-align="justify" style:justify-single-word="false"/>
      <style:text-properties officeooo:paragraph-rsid="00106bee"/>
    </style:style>
    <style:style style:name="P31" style:family="paragraph" style:parent-style-name="Text_20_body" style:list-style-name="L6">
      <style:paragraph-properties fo:text-align="justify" style:justify-single-word="false"/>
      <style:text-properties officeooo:paragraph-rsid="00106bee"/>
    </style:style>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2"/>
    <style:style style:name="P35" style:family="paragraph" style:parent-style-name="Text_20_body">
      <style:text-properties style:font-name="Colibri"/>
    </style:style>
    <style:style style:name="P36" style:family="paragraph" style:parent-style-name="Text_20_body" style:list-style-name="L3">
      <style:text-properties style:font-name="Colibri"/>
    </style:style>
    <style:style style:name="P37" style:family="paragraph" style:parent-style-name="Text_20_body" style:list-style-name="L4">
      <style:text-properties style:font-name="Colibri"/>
    </style:style>
    <style:style style:name="P38" style:family="paragraph" style:parent-style-name="Text_20_body" style:list-style-name="L5">
      <style:text-properties style:font-name="Colibri"/>
    </style:style>
    <style:style style:name="P39" style:family="paragraph" style:parent-style-name="Heading_20_1">
      <style:paragraph-properties fo:break-before="page"/>
    </style:style>
    <style:style style:name="P40" style:family="paragraph" style:parent-style-name="Table_20_Contents">
      <style:text-properties style:font-name="Tahoma1" fo:font-size="10pt" officeooo:paragraph-rsid="00169a0c"/>
    </style:style>
    <style:style style:name="P41" style:family="paragraph" style:parent-style-name="Heading_20_2">
      <style:text-properties officeooo:rsid="00069124"/>
    </style:style>
    <style:style style:name="P42" style:family="paragraph" style:parent-style-name="Heading_20_3">
      <style:text-properties officeooo:paragraph-rsid="000f8aba"/>
    </style:style>
    <style:style style:name="P43" style:family="paragraph">
      <style:paragraph-properties fo:text-align="center" style:text-autospace="ideograph-alpha" style:punctuation-wrap="hanging" style:line-break="strict" style:writing-mode="lr-tb"/>
    </style:style>
    <style:style style:name="P44" style:family="paragraph">
      <style:paragraph-properties fo:text-align="center" style:writing-mode="lr-tb"/>
    </style:style>
    <style:style style:name="P45"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officeooo:rsid="0004e279"/>
    </style:style>
    <style:style style:name="T6" style:family="text">
      <style:text-properties fo:font-variant="normal" fo:text-transform="none" officeooo:rsid="000c7424"/>
    </style:style>
    <style:style style:name="T7" style:family="text">
      <style:text-properties fo:font-variant="normal" fo:text-transform="none" officeooo:rsid="000e654f"/>
    </style:style>
    <style:style style:name="T8" style:family="text">
      <style:text-properties fo:font-variant="normal" fo:text-transform="none" fo:font-weight="bold" officeooo:rsid="000e654f"/>
    </style:style>
    <style:style style:name="T9" style:family="text">
      <style:text-properties fo:font-variant="normal" fo:text-transform="none" fo:font-weight="bold" officeooo:rsid="0013a4f4"/>
    </style:style>
    <style:style style:name="T10" style:family="text">
      <style:text-properties fo:font-variant="normal" fo:text-transform="none" fo:font-weight="bold" officeooo:rsid="000e654f" style:font-weight-asian="bold" style:font-weight-complex="bold"/>
    </style:style>
    <style:style style:name="T11" style:family="text">
      <style:text-properties officeooo:rsid="0015801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4ea"/>
    </style:style>
    <style:style style:name="T15" style:family="text">
      <style:text-properties fo:font-weight="bold" officeooo:rsid="00106bee"/>
    </style:style>
    <style:style style:name="T16" style:family="text">
      <style:text-properties officeooo:rsid="00047599"/>
    </style:style>
    <style:style style:name="T17" style:family="text">
      <style:text-properties officeooo:rsid="000e654f"/>
    </style:style>
    <style:style style:name="T18" style:family="text">
      <style:text-properties fo:font-style="italic" fo:font-weight="bold"/>
    </style:style>
    <style:style style:name="T19" style:family="text">
      <style:text-properties officeooo:rsid="0007edf0"/>
    </style:style>
    <style:style style:name="T20" style:family="text">
      <style:text-properties officeooo:rsid="00080124"/>
    </style:style>
    <style:style style:name="T21" style:family="text">
      <style:text-properties officeooo:rsid="00069124"/>
    </style:style>
    <style:style style:name="T22" style:family="text">
      <style:text-properties officeooo:rsid="00080d13"/>
    </style:style>
    <style:style style:name="T23" style:family="text">
      <style:text-properties officeooo:rsid="001a54ea"/>
    </style:style>
    <style:style style:name="T24" style:family="text">
      <style:text-propertie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officeooo:rsid="00095c6b"/>
    </style:style>
    <style:style style:name="T27" style:family="text">
      <style:text-properties officeooo:rsid="0004e279"/>
    </style:style>
    <style:style style:name="T28" style:family="text">
      <style:text-properties officeooo:rsid="000d3306"/>
    </style:style>
    <style:style style:name="T29" style:family="text">
      <style:text-properties officeooo:rsid="000fccca"/>
    </style:style>
    <style:style style:name="T30" style:family="text">
      <style:text-properties officeooo:rsid="000e90ad"/>
    </style:style>
    <style:style style:name="T31" style:family="text">
      <style:text-properties officeooo:rsid="0010f2ec"/>
    </style:style>
    <style:style style:name="T32" style:family="text">
      <style:text-properties officeooo:rsid="001111e6"/>
    </style:style>
    <style:style style:name="T33" style:family="text">
      <style:text-properties officeooo:rsid="00065ba4"/>
    </style:style>
    <style:style style:name="T34" style:family="text">
      <style:text-properties officeooo:rsid="00055c65"/>
    </style:style>
    <style:style style:name="T35" style:family="text">
      <style:text-properties officeooo:rsid="001b2933"/>
    </style:style>
    <style:style style:name="T36" style:family="text">
      <style:text-properties officeooo:rsid="001b4da2"/>
    </style:style>
    <style:style style:name="T37" style:family="text">
      <style:text-properties officeooo:rsid="000c03af"/>
    </style:style>
    <style:style style:name="T38" style:family="text">
      <style:text-properties officeooo:rsid="000c674f"/>
    </style:style>
    <style:style style:name="T39" style:family="text">
      <style:text-properties officeooo:rsid="000e3a40"/>
    </style:style>
    <style:style style:name="T40" style:family="text">
      <style:text-properties officeooo:rsid="00106bee"/>
    </style:style>
    <style:style style:name="T41" style:family="text">
      <style:text-properties officeooo:rsid="00124707"/>
    </style:style>
    <style:style style:name="T42" style:family="text">
      <style:text-properties officeooo:rsid="0013b222"/>
    </style:style>
    <style:style style:name="T43" style:family="text">
      <style:text-properties officeooo:rsid="0015c235"/>
    </style:style>
    <style:style style:name="T44" style:family="text">
      <style:text-properties officeooo:rsid="00169a0c"/>
    </style:style>
    <style:style style:name="T45"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5">Plan d'Assurance Qualité</text:p>
      <text:p text:style-name="P26">( PAQ )</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7">Stefana</text:p>
      <text:p text:style-name="P27">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0<text:span text:style-name="T39">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0">1 <text:s text:c="2"/>Historique du document<text:tab/><text:a xlink:type="simple" xlink:href="#__RefHeading__488_297275160" text:style-name="Internet_20_link" text:visited-style-name="Internet_20_link">4</text:a></text:p>
          <text:p text:style-name="P10">2 <text:s text:c="2"/>Introduction<text:tab/><text:a xlink:type="simple" xlink:href="#__RefHeading__494_297275160" text:style-name="Internet_20_link" text:visited-style-name="Internet_20_link">5</text:a></text:p>
          <text:p text:style-name="P11">2.1 <text:s/>Présentation du projet<text:tab/><text:a xlink:type="simple" xlink:href="#__RefHeading__498_297275160" text:style-name="Internet_20_link" text:visited-style-name="Internet_20_link">5</text:a></text:p>
          <text:p text:style-name="P12">2.1.1 <text:s/>Contexte<text:tab/><text:a xlink:type="simple" xlink:href="#__RefHeading__500_297275160" text:style-name="Internet_20_link" text:visited-style-name="Internet_20_link">5</text:a></text:p>
          <text:p text:style-name="P12">2.1.2 <text:s/>Objectifs <text:tab/><text:a xlink:type="simple" xlink:href="#__RefHeading__390_1336058694" text:style-name="Internet_20_link" text:visited-style-name="Internet_20_link">5</text:a></text:p>
          <text:p text:style-name="P11">2.2 <text:s/>Présentation du document <text:tab/><text:a xlink:type="simple" xlink:href="#__RefHeading__392_1336058694" text:style-name="Internet_20_link" text:visited-style-name="Internet_20_link">5</text:a></text:p>
          <text:p text:style-name="P11">2.3 <text:s/>Document applicables/Documents de référence <text:tab/><text:a xlink:type="simple" xlink:href="#__RefHeading__394_1336058694" text:style-name="Internet_20_link" text:visited-style-name="Internet_20_link">5</text:a></text:p>
          <text:p text:style-name="P12">2.3.1 <text:s/>Documents applicables <text:tab/><text:a xlink:type="simple" xlink:href="#__RefHeading__396_1336058694" text:style-name="Internet_20_link" text:visited-style-name="Internet_20_link">5</text:a></text:p>
          <text:p text:style-name="P12">2.3.2 <text:s/>Documents de référence <text:tab/><text:a xlink:type="simple" xlink:href="#__RefHeading__398_1336058694" text:style-name="Internet_20_link" text:visited-style-name="Internet_20_link">5</text:a></text:p>
          <text:p text:style-name="P11">2.4 <text:s/>Terminologie et Abréviations <text:tab/><text:a xlink:type="simple" xlink:href="#__RefHeading__400_1336058694" text:style-name="Internet_20_link" text:visited-style-name="Internet_20_link">5</text:a></text:p>
          <text:p text:style-name="P10">3 <text:s text:c="2"/>Contenu 1<text:tab/><text:a xlink:type="simple" xlink:href="#__RefHeading__402_1336058694" text:style-name="Internet_20_link" text:visited-style-name="Internet_20_link">6</text:a></text:p>
          <text:p text:style-name="P10">4 <text:s text:c="2"/>Contenu <text:s/>2<text:tab/><text:a xlink:type="simple" xlink:href="#__RefHeading__404_1336058694" text:style-name="Internet_20_link" text:visited-style-name="Internet_20_link">6</text:a></text:p>
          <text:p text:style-name="P11">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3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5">0<text:span text:style-name="T43">5</text:span>/0<text:span text:style-name="T43">1</text:span>/2011</text:p>
          </table:table-cell>
          <table:table-cell table:style-name="Tableau1.A2" office:value-type="string">
            <text:p text:style-name="P5">Pitiot Billy</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office:value-type="string">
            <text:p text:style-name="P5">0<text:span text:style-name="T43">9</text:span>/0<text:span text:style-name="T43">1</text:span>/2011</text:p>
          </table:table-cell>
          <table:table-cell table:style-name="Tableau1.A2" office:value-type="string">
            <text:p text:style-name="P5">Pitiot Billy</text:p>
          </table:table-cell>
          <table:table-cell table:style-name="Tableau1.C2" office:value-type="float" office:value="0">
            <text:p text:style-name="P40"><text:span text:style-name="T44">1.1</text:span></text:p>
          </table:table-cell>
          <table:table-cell table:style-name="Tableau1.D2" office:value-type="string">
            <text:p text:style-name="P5">Mise en page conforme au modèle</text:p>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4">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39" text:outline-level="1">Introduction</text:h>
      <text:p text:style-name="P17"> </text:p>
      <text:h text:style-name="Heading_20_2" text:outline-level="2">Présentation du projet</text:h>
      <text:h text:style-name="P42" text:outline-level="3">Contexte</text:h>
      <text:p text:style-name="P19"><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Objectifs</text:h>
      <text:p text:style-name="P18"><text:span text:style-name="T37"><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3"> </text:p>
      <text:h text:style-name="Heading_20_2" text:outline-level="2">Présentation du document</text:h>
      <text:p text:style-name="P17"/>
      <text:p text:style-name="P18"><text:tab/>Ce document (« PAQ ») énonce les modes opératoires, les ressources et la séquence des activités liées à la qualité se rapportant au projet « GSTP ».</text:p>
      <text:p text:style-name="P18"><text:tab/>D’une manière détaillée, <text:span text:style-name="T11">nous allons</text:span> insiste<text:span text:style-name="T1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1">ainsi que</text:span> les outils utilisés durant le projet. </text:p>
      <text:p text:style-name="P18"><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8"><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2"> </text:p>
      <text:h text:style-name="Heading_20_2" text:outline-level="2">Document applicables/Documents de référence</text:h>
      <text:p text:style-name="Text_20_body">Les documents de référence pour le document ci-présent sont les suivants :</text:p>
      <text:p text:style-name="Text_20_body"><text:soft-page-break/>-<text:span text:style-name="T4">          </text:span>« exemple-PAQ-cnrs.doc »</text:p>
      <text:p text:style-name="Text_20_body">-<text:span text:style-name="T4">          </text:span>« Plan-type de PAQP version 2002.doc »</text:p>
      <text:p text:style-name="Text_20_body">-<text:span text:style-name="T4">          </text:span>Plan-type «dossier de gestion de la documentation » </text:p>
      <text:p text:style-name="Text_20_body">-<text:span text:style-name="T4">          </text:span>« Gestion de la documentation des projets informatiques » proposé par le CNRS (cf. site web du CNRS).</text:p>
      <text:p text:style-name="Text_20_body">-<text:span text:style-name="T4">          </text:span>Autres documents disponible sur le serveur //servif-baie.</text:p>
      <text:p text:style-name="Text_20_body">-<text:span text:style-name="T4">          </text:span>Cours de Qualité Logicielle 4IF</text:p>
      <text:p text:style-name="P17"> </text:p>
      <text:h text:style-name="Heading_20_2" text:outline-level="2"><text:bookmark text:name="_Toc281986268"/>Terminologie et Abréviations</text:h>
      <text:list xml:id="list1276686066" text:style-name="L3">
        <text:list-item>
          <text:list>
            <text:list-item>
              <text:p text:style-name="P36"><text:span text:style-name="T12">PAQ : </text:span>Plan Assurance Qualité</text:p>
            </text:list-item>
          </text:list>
        </text:list-item>
      </text:list>
      <text:list xml:id="list315943694" text:style-name="L4">
        <text:list-item>
          <text:list>
            <text:list-item>
              <text:p text:style-name="P37"><text:span text:style-name="T12">Equipe</text:span> : On appelle « Equipe » l’hexanôme 4312, la maîtrise d’œuvre dans le cadre de l’appel d’offre « GSTP ».</text:p>
            </text:list-item>
          </text:list>
        </text:list-item>
      </text:list>
      <text:list xml:id="list175113861" text:style-name="L5">
        <text:list-item>
          <text:list>
            <text:list-item>
              <text:p text:style-name="P38"><text:span text:style-name="T12">Projet</text:span> : On appelle « Projet », l’étude réalisé par l’hexanôme 4312 pour l’entreprise « GSTP».</text:p>
            </text:list-item>
          </text:list>
        </text:list-item>
      </text:list>
      <text:p text:style-name="P35"/>
      <text:p text:style-name="P35">Pour une liste complète des termes et abréviations, consultez le document « Glossaire » ( Réf  LIV_Glossaire).</text:p>
      <text:p text:style-name="P35"/>
      <text:h text:style-name="Heading_20_1" text:outline-level="1">Gestion de la documentation</text:h>
      <text:h text:style-name="Heading_20_2" text:outline-level="2">Outils de production de la documentation</text:h>
      <text:p text:style-name="Text_20_body">Nous utiliserons OpenOffice.org pour rédiger tous nos rapports.</text:p>
      <text:p text:style-name="Text_20_body">Une fois finalisé, un document est exporté dans le format PDF.</text:p>
      <text:h text:style-name="Heading_20_2" text:outline-level="2">Gestion de versions-révisions</text:h>
      <text:p text:style-name="P24"/>
      <text:p text:style-name="P18"><text:tab/><text:span text:style-name="T16">Nous utiliserons le système de gestion de versions GIT. Tous les documents seront donc sauvegardés en ligne sur le site github.com.</text:span></text:p>
      <text:p text:style-name="P18"><text:tab/>Grâce à cela, nous pourrons partager facilement les documents, nous pourrons gérer facilement les conflits en cas de modification d'un même document par plusieurs personnes <text:span text:style-name="T40">car </text:span>GIT fusionne les deux documents tout seul si les modifications sont sur des lignes différentes (il faut donc bien refaire un contrôle cohérence lorsque l'on voit que GIT a fusionné automatiquement).</text:p>
      <text:p text:style-name="P18"><text:span text:style-name="T16"><text:tab/>De plus, GIT nous permet de gérer les versions-révisions de nos documents. En effet, à chaque fois que l'on m</text:span><text:span text:style-name="T17">et</text:span><text:span text:style-name="T16"> à jour nos documents, GIT enregistre les modifications effectuées : numéro des lignes supprimées, ajoutées, modifiées et leur contenu. Il peut ainsi facilement revenir à une version antérieure en cas de problème.</text:span></text:p>
      <text:p text:style-name="P17"/>
      <text:h text:style-name="Heading_20_2" text:outline-level="2"><text:span text:style-name="T5">Règle</text:span><text:span text:style-name="T6">s</text:span><text:span text:style-name="T5"> d</text:span><text:span text:style-name="T7">e nommage</text:span><text:span text:style-name="T5"> des documents</text:span></text:h>
      <text:p text:style-name="P13"/>
      <text:p text:style-name="P18"><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8"><text:tab/>NomDuProjet/NatureDuDocument/XXX_YYY_ZZZ.VVV</text:p>
      <text:p text:style-name="P18"> </text:p>
      <text:p text:style-name="P18"><text:soft-page-break/>Voici la description de chaque champ :</text:p>
      <text:list xml:id="list1264789478" text:style-name="L7">
        <text:list-item>
          <text:list>
            <text:list-item>
              <text:p text:style-name="P32"><text:span text:style-name="T18">NomDuProjet :</text:span> Représente le nom du projet, est fixe pour tous les documents produits dans le projet « GSTP » et vaut <text:span text:style-name="T12">GSTP.</text:span></text:p>
            </text:list-item>
          </text:list>
        </text:list-item>
      </text:list>
      <text:list xml:id="list1144737527" text:style-name="L6">
        <text:list-item>
          <text:list>
            <text:list-item>
              <text:p text:style-name="P31"><text:span text:style-name="T18">NatureDuDocument : </text:span></text:p>
            </text:list-item>
          </text:list>
        </text:list-item>
      </text:list>
      <text:p text:style-name="P30"><text:span text:style-name="T18"><text:tab/><text:tab/></text:span>Représente la nature du document.</text:p>
      <text:p text:style-name="P18"><text:tab/><text:tab/><text:span text:style-name="T41">-</text:span><text:span text:style-name="T4"> </text:span><text:span text:style-name="T8">gestio</text:span><text:span text:style-name="T9">n</text:span><text:span text:style-name="T8">Projet</text:span> : Document concernant la Gestion</text:p>
      <text:p text:style-name="P18"><text:tab/><text:tab/><text:span text:style-name="T41">-</text:span><text:span text:style-name="T4"> </text:span><text:span text:style-name="T8">qualite</text:span> : Document concernant la Qualité</text:p>
      <text:p text:style-name="P18"><text:tab/><text:tab/><text:span text:style-name="T41">-</text:span><text:span text:style-name="T4"> </text:span><text:span text:style-name="T10">livrableFini</text:span><text:span text:style-name="T12"> </text:span>: Livrables finalisés </text:p>
      <text:p text:style-name="P18"><text:tab/><text:tab/>Documents de développement</text:p>
      <text:p text:style-name="P18"><text:tab/><text:tab/><text:span text:style-name="T41">-</text:span><text:span text:style-name="T4"> </text:span><text:span text:style-name="T10">expressionBesoins</text:span><text:span text:style-name="T13"> </text:span>: <text:s/>Expression des besoins</text:p>
      <text:p text:style-name="P18"><text:tab/><text:tab/><text:span text:style-name="T41">-</text:span><text:span text:style-name="T4"> </text:span><text:span text:style-name="T8">constructionSolutions</text:span> : Construction des solutions</text:p>
      <text:p text:style-name="P18"><text:tab/><text:tab/><text:span text:style-name="T41">-</text:span><text:span text:style-name="T4"> </text:span><text:span text:style-name="T10">evaluation</text:span><text:span text:style-name="T13"> </text:span>: Evaluation <text:s/><text:span text:style-name="T41">des solutions </text:span>– dossier choix</text:p>
      <text:p text:style-name="P18"><text:tab/><text:tab/><text:span text:style-name="T41">-</text:span><text:span text:style-name="T4"> </text:span><text:span text:style-name="T10">bilanPersonnels</text:span><text:span text:style-name="T13"> </text:span>: Bilans Personnels</text:p>
      <text:p text:style-name="P18"><text:tab/><text:tab/><text:span text:style-name="T41">-</text:span><text:span text:style-name="T4"> </text:span><text:span text:style-name="T10">soutenance</text:span><text:span text:style-name="T13"> </text:span>: <text:span text:style-name="T41">documents concernant la s</text:span>outenance</text:p>
      <text:list xml:id="list1011267073" text:style-name="L8">
        <text:list-item>
          <text:list>
            <text:list-item>
              <text:p text:style-name="P33"><text:span text:style-name="T18">Identifiant du document : </text:span></text:p>
            </text:list-item>
          </text:list>
        </text:list-item>
      </text:list>
      <text:p text:style-name="P18">« XXX » le type de fichier</text:p>
      <text:p text:style-name="P18"><text:tab/><text:tab/><text:span text:style-name="T42">-</text:span><text:span text:style-name="T4"> </text:span>MOD pour « Modèle »</text:p>
      <text:p text:style-name="P18"><text:tab/><text:tab/><text:span text:style-name="T42">-</text:span><text:span text:style-name="T4"> </text:span>COM pour « Communication »</text:p>
      <text:p text:style-name="P18"><text:tab/><text:tab/><text:span text:style-name="T42">-</text:span><text:span text:style-name="T4"> </text:span>LIV pour « Livrable »</text:p>
      <text:p text:style-name="P18"><text:tab/><text:tab/><text:span text:style-name="T42">-</text:span><text:span text:style-name="T4"> </text:span>ANN pour « Annexe »</text:p>
      <text:p text:style-name="P18"><text:tab/><text:tab/><text:span text:style-name="T42">-</text:span><text:span text:style-name="T4"> </text:span>DRA pour « Draft »</text:p>
      <text:p text:style-name="P18"><text:tab/><text:tab/><text:span text:style-name="T42">-</text:span><text:span text:style-name="T4"> </text:span>FIC pour « Fiche ».</text:p>
      <text:p text:style-name="P18">YYY le nom spécifique du fichier en suivant les règles suivantes</text:p>
      <text:p text:style-name="P18"><text:tab/><text:tab/><text:span text:style-name="T42">- </text:span>On n’utilise pas d’accents ;</text:p>
      <text:p text:style-name="P18"><text:tab/><text:tab/><text:span text:style-name="T42">-</text:span><text:span text:style-name="T4"> </text:span>Les mots sont séparés par le caractère « _ »</text:p>
      <text:p text:style-name="P18">ZZZ l’auteur du fichier</text:p>
      <text:p text:style-name="P18">VVV l’extension du fichier</text:p>
      <text:p text:style-name="P14"/>
      <text:h text:style-name="Heading_20_2" text:outline-level="2"><text:span text:style-name="T21">Structuration </text:span><text:span text:style-name="T22">d'un document</text:span></text:h>
      <text:p text:style-name="P18"><text:tab/>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 </text:span><text:span text:style-name="T14">et surtout un suivi des modifications</text:span>).</text:p>
      <text:p text:style-name="P18"><text:s/></text:p>
      <text:p text:style-name="P20">Page de garde (premi<text:span text:style-name="T23">è</text:span>r<text:span text:style-name="T23">e</text:span> page):</text:p>
      <text:list xml:id="list521766171" text:style-name="L1">
        <text:list-item>
          <text:p text:style-name="P29">Titre du document.</text:p>
        </text:list-item>
        <text:list-item>
          <text:p text:style-name="P29">Sous-titre ou courte description - objet du document pour décrire brièvement le document <text:span text:style-name="T12">(quelques lignes au maximum)</text:span>.</text:p>
        </text:list-item>
        <text:list-item>
          <text:p text:style-name="P29">Auteurs (nom, prénom)</text:p>
        </text:list-item>
        <text:list-item>
          <text:p text:style-name="P29">Maitrise d'œuvre: H4312</text:p>
        </text:list-item>
        <text:list-item>
          <text:p text:style-name="P29">Maitrise d'Ouvrage: GSTP (dans ce cas là)</text:p>
        </text:list-item>
        <text:list-item>
          <text:p text:style-name="P29">2 tableaux avec des informations sur l'état du document: </text:p>
          <text:list>
            <text:list-item>
              <text:list>
                <text:list-item>
                  <text:p text:style-name="P29">Référence du document.</text:p>
                </text:list-item>
                <text:list-item>
                  <text:p text:style-name="P29">Numéro de version (partie entière) pour les évolutions majeures et indice de révision (partie décimale)pour les évolutions mineures : <text:span text:style-name="T12">1.0</text:span>, <text:span text:style-name="T12">1.1</text:span>, etc.</text:p>
                </text:list-item>
                <text:list-item>
                  <text:p text:style-name="P29">Degré d’avancement du document: <text:span text:style-name="T12">Débuté,</text:span> <text:span text:style-name="T12">Avancé, Terminé</text:span>. Un document en perpétuelle modification (ex: glossaire) ne comporte pas ce champ.</text:p>
                </text:list-item>
                <text:list-item>
                  <text:p text:style-name="P29">Date de dernière mise à jour dans le format: <text:span text:style-name="T12">JJ/MM/AA</text:span>.</text:p>
                </text:list-item>
                <text:list-item>
                  <text:p text:style-name="P29">[Optionnel] Les documents devant être validés doivent porter la mention <text:span text:style-name="T12">A Valider</text:span>. Une fois fait, la mention est retirée pour être remplacée par un visa <text:soft-page-break/>accompagné de la <text:span text:style-name="T24">date et du nom du responsable de la validation.</text:span></text:p>
                  <text:p text:style-name="P29"/>
                </text:list-item>
              </text:list>
            </text:list-item>
          </text:list>
        </text:list-item>
      </text:list>
      <text:p text:style-name="P20">Sommaire (<text:span text:style-name="T23">deuxième</text:span> page):</text:p>
      <text:p text:style-name="P18"><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8"/>
      <text:p text:style-name="P20">Table des révisions (<text:span text:style-name="T38">troisième</text:span> page) [Optionnel] :</text:p>
      <text:p text:style-name="P18"><text:tab/>Elle reprend toutes les modifications du document. C’est donc un outil de suivi (historique). Si aucune révision n’a été faite, elle ne figure pas. Toutes les entrées doivent contenir les informations suivantes:</text:p>
      <text:list xml:id="list605726738" text:continue-numbering="true" text:style-name="L1">
        <text:list-item>
          <text:list>
            <text:list-item>
              <text:list>
                <text:list-item>
                  <text:p text:style-name="P29">Date de révision toujours dans le format <text:span text:style-name="T12">JJ/MM/AA</text:span>.</text:p>
                </text:list-item>
                <text:list-item>
                  <text:p text:style-name="P29">Auteur(s).</text:p>
                </text:list-item>
                <text:list-item>
                  <text:p text:style-name="P29">Numéro de version (ex: <text:span text:style-name="T12">1.0</text:span>).</text:p>
                </text:list-item>
                <text:list-item>
                  <text:p text:style-name="P29">Sujet de la modification <text:span text:style-name="T12">(1 ou 2 lignes)</text:span>..</text:p>
                  <text:p text:style-name="P29"/>
                </text:list-item>
              </text:list>
            </text:list-item>
          </text:list>
        </text:list-item>
      </text:list>
      <text:p text:style-name="P20">Pour chaque page:</text:p>
      <text:list xml:id="list694085479" text:continue-numbering="true" text:style-name="L1">
        <text:list-item>
          <text:list>
            <text:list-item>
              <text:list>
                <text:list-item>
                  <text:p text:style-name="P29">Un en-tête est obligatoire: le nom de la Maitrise d'œuvre: <text:span text:style-name="T12">H4312 </text:span><text:span text:style-name="T25">et </text:span>le titre du document. <text:s/></text:p>
                </text:list-item>
                <text:list-item>
                  <text:p text:style-name="P29">Un pied-de-page: <text:s/>le nombre de page sur le nombre total de pages (ex: <text:s/><text:span text:style-name="T12">p. 3/15</text:span>).</text:p>
                </text:list-item>
                <text:list-item>
                  <text:p text:style-name="P29">Le texte contenu dans le document est justifié et une vérification orthographique est indispensable. La police utilisée sera «Arial»,  de taille 11. </text:p>
                </text:list-item>
              </text:list>
            </text:list-item>
          </text:list>
        </text:list-item>
      </text:list>
      <text:p text:style-name="P18"/>
      <text:p text:style-name="P20">Début du document : </text:p>
      <text:p text:style-name="P18"/>
      <text:p text:style-name="P18"><text:tab/>Il s’agit d’une introduction qui est commune à la plupart des documents. On présente le projet, le document en lui-même, les documents sur lesquels s’appuyer et une partie terminologie. La structure est la suivante:</text:p>
      <text:list xml:id="list1857001596" text:continue-numbering="true" text:style-name="L1">
        <text:list-item>
          <text:list>
            <text:list-item>
              <text:list>
                <text:list-item>
                  <text:p text:style-name="P29">Présentation du projet (cf. dossier d’initialisation) avec les deux paragraphes contexte et objectifs.</text:p>
                </text:list-item>
                <text:list-item>
                  <text:p text:style-name="P29"><text:span text:style-name="T4"><text:s/></text:span>Présentation du document </text:p>
                </text:list-item>
                <text:list-item>
                  <text:p text:style-name="P29">Liste des documents applicables et des documents de référence.<text:span text:style-name="T4"> </text:span></text:p>
                </text:list-item>
                <text:list-item>
                  <text:p text:style-name="P29">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8"/>
      <text:p text:style-name="P18">Exemple : <text:span text:style-name="T22">voir Annexe 1</text:span></text:p>
      <text:p text:style-name="P14"/>
      <text:h text:style-name="P41" text:outline-level="2">Procédure de modification d'un document</text:h>
      <text:p text:style-name="P18"><text:tab/>Avant de modifier un document, il faut toujours penser à vérifier si la version que l'on a est à jour. Il faut donc mettre à jour son dépôt GIT.</text:p>
      <text:p text:style-name="P18">Une fois que l'on est à jour, on peut modifier le document.</text:p>
      <text:p text:style-name="P18"><text:span text:style-name="T20">Lorsque la modification est effectuée, il faut bien penser à le partager à nouveau sur GIT </text:span><text:span text:style-name="T26">et à indiquer dans les message de log les modifications effectuées.</text:span></text:p>
      <text:p text:style-name="P18"><text:span text:style-name="T26"/></text:p>
      <text:p text:style-name="P18"><text:span text:style-name="T26"/></text:p>
      <text:h text:style-name="Heading_20_1" text:outline-level="1"><text:soft-page-break/>Cycle de vie d'un document</text:h>
      <text:p text:style-name="P15"/>
      <text:h text:style-name="Heading_20_2" text:outline-level="2">Production</text:h>
      <text:p text:style-name="P15"/>
      <text:p text:style-name="Text_20_body">Production d'un document :</text:p>
      <text:list xml:id="list608609061" text:style-name="L2">
        <text:list-item>
          <text:list>
            <text:list-item>
              <text:p text:style-name="P34"><text:span text:style-name="T28">Création : </text:span><text:span text:style-name="T29">Répartition du travail au sein de l'équipe. </text:span><text:span text:style-name="T27">Chaque personne crée son propre fichier en suivant le formalisme détaillé ci-dessus (partie 2.2)</text:span></text:p>
            </text:list-item>
            <text:list-item>
              <text:p text:style-name="P34"><text:span text:style-name="T30">Modification : </text:span><text:span text:style-name="T29">Chaque personne modifie sa partie </text:span><text:span text:style-name="T22">comme décrit dans la « procédure de modification d'un document ».</text:span></text:p>
            </text:list-item>
            <text:list-item>
              <text:p text:style-name="P34"><text:span text:style-name="T31">Terminaison : Lorsque toutes les parties sont marquées comme étant finie, </text:span><text:span text:style-name="T32">on rentre dans la phase de validation</text:span></text:p>
            </text:list-item>
          </text:list>
        </text:list-item>
      </text:list>
      <text:p text:style-name="P15"/>
      <text:h text:style-name="Heading_20_2" text:outline-level="2">Vérification/Validation Interne et externe</text:h>
      <text:p text:style-name="P16"/>
      <text:p text:style-name="Text_20_body">Les documents seront rédigés par équipes. Idéalement ces équipes seront des binômes.</text:p>
      <text:p text:style-name="Text_20_body"><text:span text:style-name="T27">Une p</text:span>remière vérification <text:span text:style-name="T27">sera</text:span> effectuée par les membres de l'équipe : chaque membre fait une vérification sur le fond de la cohérence et de la justesse du contenu écrit par les autres membres.</text:p>
      <text:p text:style-name="Text_20_body"/>
      <text:p text:style-name="Text_20_body"><text:span text:style-name="T27">Puis une vérification est effectuée par le Responsable Qualité. Il veille à ce que la forme soit bien respectée et cherche à détecter les incohérences. </text:span><text:span text:style-name="T33">En cas de problème il prévient l'équipe au plus vite et règle le problème avec eux.</text:span></text:p>
      <text:p text:style-name="Text_20_body"/>
      <text:p text:style-name="Text_20_body"><text:span text:style-name="T27">Une fois qu'il l'a validé, </text:span><text:span text:style-name="T34">il génère le fichier pdf (à partir du odt final) puis</text:span><text:span text:style-name="T27">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43" svg:width="4.075cm" svg:height="0.821cm" svg:x="2.48cm" svg:y="0.168cm"><draw:text-box><text:p text:style-name="P43"><text:span text:style-name="T45">Demande de validation</text:span></text:p></draw:text-box></draw:frame><draw:frame text:anchor-type="char" draw:z-index="17" draw:style-name="gr4" draw:text-style-name="P45" svg:width="9.499cm" svg:height="0.662cm" svg:x="6.713cm" svg:y="0.302cm"><draw:text-box><text:p text:style-name="P45"><text:span text:style-name="T45">Lorsque le rédacteur estime que le livrable est prêt</text:span></text:p></draw:text-box></draw:frame></text:p>
      <text:p text:style-name="Text_20_body"/>
      <text:p text:style-name="Text_20_body"><draw:line text:anchor-type="char" draw:z-index="4" draw:style-name="gr2" draw:text-style-name="P44" svg:x1="4.459cm" svg:y1="1.85cm" svg:x2="4.459cm" svg:y2="0.095cm"><text:p/></draw:line></text:p>
      <text:p text:style-name="Text_20_body"><draw:frame text:anchor-type="char" draw:z-index="0" draw:style-name="gr1" draw:text-style-name="P43" svg:width="4.075cm" svg:height="0.729cm" svg:x="2.48cm" svg:y="1.376cm"><draw:text-box><text:p text:style-name="P43"><text:span text:style-name="T45">Relecture par l 'équipe</text:span></text:p></draw:text-box></draw:frame></text:p>
      <text:p text:style-name="Text_20_body"/>
      <text:p text:style-name="Text_20_body"/>
      <text:p text:style-name="Text_20_body"><draw:frame text:anchor-type="char" draw:z-index="1" draw:style-name="gr1" draw:text-style-name="P43" svg:width="4.075cm" svg:height="0.729cm" svg:x="2.506cm" svg:y="2.512cm"><draw:text-box><text:p text:style-name="P43"><text:span text:style-name="T45">Q&amp;A avec l'équipe</text:span></text:p></draw:text-box></draw:frame><draw:frame text:anchor-type="char" draw:z-index="2" draw:style-name="gr1" draw:text-style-name="P43" svg:width="4.075cm" svg:height="0.729cm" svg:x="4.538cm" svg:y="4.306cm"><draw:text-box><text:p text:style-name="P43"><text:span text:style-name="T45">Modifications</text:span></text:p></draw:text-box></draw:frame><draw:frame text:anchor-type="char" draw:z-index="11" draw:style-name="gr4" draw:text-style-name="P45" svg:width="9.499cm" svg:height="0.662cm" svg:x="6.74cm" svg:y="0.194cm"><draw:text-box><text:p text:style-name="P45"><text:span text:style-name="T45">Chacun de son côté</text:span></text:p></draw:text-box></draw:frame></text:p>
      <text:p text:style-name="Text_20_body"><draw:line text:anchor-type="char" draw:z-index="5" draw:style-name="gr2" draw:text-style-name="P44" svg:x1="4.464cm" svg:y1="2.037cm" svg:x2="4.459cm" svg:y2="0.263cm"><text:p/></draw:line></text:p>
      <text:p text:style-name="Text_20_body"/>
      <text:p text:style-name="Text_20_body"/>
      <text:p text:style-name="Text_20_body"/>
      <text:p text:style-name="Text_20_body"><draw:frame text:anchor-type="char" draw:z-index="12" draw:style-name="gr4" draw:text-style-name="P45" svg:width="9.499cm" svg:height="0.662cm" svg:x="6.872cm" svg:y="0.273cm"><draw:text-box><text:p text:style-name="P45"><text:span text:style-name="T45">Lors de la réunion suivante</text:span></text:p></draw:text-box></draw:frame></text:p>
      <text:p text:style-name="Text_20_body"/>
      <text:p text:style-name="Text_20_body"><draw:line text:anchor-type="char" draw:z-index="6" draw:style-name="gr2" draw:text-style-name="P44" svg:x1="6.316cm" svg:y1="1.144cm" svg:x2="6.316cm" svg:y2="0.079cm"><text:p/></draw:line><draw:line text:anchor-type="char" draw:z-index="10" draw:style-name="gr3" draw:text-style-name="P44" svg:x1="3.962cm" svg:y1="0.159cm" svg:x2="3.955cm" svg:y2="2.881cm"><text:p/></draw:line></text:p>
      <text:p text:style-name="Text_20_body"/>
      <text:p text:style-name="Text_20_body"><draw:frame text:anchor-type="char" draw:z-index="13" draw:style-name="gr4" draw:text-style-name="P45" svg:width="8.229cm" svg:height="0.662cm" svg:x="8.777cm" svg:y="0.309cm"><draw:text-box><text:p text:style-name="P45"><text:span text:style-name="T45">Sitôt la réunion terminée</text:span></text:p></draw:text-box></draw:frame></text:p>
      <text:p text:style-name="Text_20_body"/>
      <text:p text:style-name="Text_20_body"><draw:line text:anchor-type="char" draw:z-index="7" draw:style-name="gr2" draw:text-style-name="P44" svg:x1="6.152cm" svg:y1="0.067cm" svg:x2="6.152cm" svg:y2="1.099cm"><text:p/></draw:line><draw:line text:anchor-type="char" draw:z-index="20" draw:style-name="gr2" draw:text-style-name="P44" svg:x1="7.193cm" svg:y1="1.049cm" svg:x2="7.193cm" svg:y2="0.067cm"><text:p/></draw:line></text:p>
      <text:p text:style-name="Text_20_body"/>
      <text:p text:style-name="Text_20_body"><draw:frame text:anchor-type="char" draw:z-index="3" draw:style-name="gr1" draw:text-style-name="P43" svg:width="4.075cm" svg:height="0.729cm" svg:x="3.745cm" svg:y="0.145cm"><draw:text-box><text:p text:style-name="P43"><text:span text:style-name="T45">Relecture par le RQ</text:span></text:p></draw:text-box></draw:frame><draw:frame text:anchor-type="char" draw:z-index="14" draw:style-name="gr4" draw:text-style-name="P45" svg:width="8.229cm" svg:height="1.061cm" svg:x="8.195cm" svg:y="0.055cm"><draw:text-box><text:p text:style-name="P45"><text:span text:style-name="T45">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44" svg:x1="5.711cm" svg:y1="1.348cm" svg:x2="5.711cm" svg:y2="0.247cm"><text:p/></draw:line><text:soft-page-break/></text:p>
      <text:p text:style-name="Text_20_body"/>
      <text:p text:style-name="Text_20_body"><draw:frame text:anchor-type="char" draw:z-index="8" draw:style-name="gr1" draw:text-style-name="P43" svg:width="4.075cm" svg:height="0.729cm" svg:x="3.745cm" svg:y="0.445cm"><draw:text-box><text:p text:style-name="P43"><text:span text:style-name="T45">Validation par le RQ</text:span></text:p></draw:text-box></draw:frame><draw:frame text:anchor-type="char" draw:z-index="15" draw:style-name="gr4" draw:text-style-name="P45" svg:width="8.229cm" svg:height="1.061cm" svg:x="8.089cm" svg:y="0.42cm"><draw:text-box><text:p text:style-name="P45"><text:span text:style-name="T45">Le RQ informe les collaborateurs et met à jour l'état du livrable (dossier de suivi)</text:span></text:p></draw:text-box></draw:frame></text:p>
      <text:p text:style-name="Text_20_body"/>
      <text:p text:style-name="Text_20_body"><draw:line text:anchor-type="char" draw:z-index="9" draw:style-name="gr2" draw:text-style-name="P44" svg:x1="5.697cm" svg:y1="1.099cm" svg:x2="5.697cm" svg:y2="0.27cm"><text:p/></draw:line></text:p>
      <text:p text:style-name="Text_20_body"><draw:frame text:anchor-type="char" draw:z-index="19" draw:style-name="gr4" draw:text-style-name="P45" svg:width="8.229cm" svg:height="1.587cm" svg:x="8.089cm" svg:y="0.369cm"><draw:text-box><text:p text:style-name="P45"><text:span text:style-name="T45">Le CdP reçoit le fichier, valide sa finalisation et le remet à la maîtrise d'ouvrage pour la validation extene</text:span></text:p></draw:text-box></draw:frame></text:p>
      <text:p text:style-name="Text_20_body"><draw:frame text:anchor-type="char" draw:z-index="18" draw:style-name="gr1" draw:text-style-name="P43" svg:width="4.075cm" svg:height="0.729cm" svg:x="3.745cm" svg:y="0.233cm"><draw:text-box><text:p text:style-name="P43"><text:span text:style-name="T45">Validation par le CdP</text:span></text:p></draw:text-box></draw:frame></text:p>
      <text:p text:style-name="Text_20_body"/>
      <text:p text:style-name="Text_20_body"/>
      <text:h text:style-name="Heading_20_2" text:outline-level="2">Archivage</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38">si ce n'est par la maîtrise d'ouvrage.</text:span></text:p>
      <text:p text:style-name="Text_20_body"/>
      <text:h text:style-name="Heading_20_1" text:outline-level="1">Conclusion</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1"><text:tab/></text:span><text:span text:style-name="T35">Il doit être consulté à chaque fois qu'il y a un doute sur la façon d'agir et le Responsable Qualité vérifiera son application pour un bon déroulement du projet. En effet, si tout le monde respecte les règles </text:span><text:span text:style-name="T36">énoncées</text:span><text:span text:style-name="T35">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pan text:style-name="T1">Annexe </text:span><text:span text:style-name="T2">1 : </text:span><text:span text:style-name="T3">Modèle de </text:span><text:span text:style-name="T37">docu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0</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0H36M21S</meta:editing-duration>
    <meta:editing-cycles>10</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0T09:34:03</dc:date>
    <dc:creator>Billy </dc:creator>
    <meta:document-statistic meta:table-count="3" meta:image-count="0" meta:object-count="0" meta:page-count="10" meta:paragraph-count="173" meta:word-count="1974" meta:character-count="12232"/>
    <meta:user-defined meta:name="Info 2"/>
    <meta:user-defined meta:name="Info 3"/>
    <meta:user-defined meta:name="Info 4"/>
    <meta:user-defined meta:name="License">&lt;a href="http://templates.services.openoffice.org/bsd-license"&gt;BSD&lt;/a&gt; </meta:user-defined>
  </office:meta>
</office:document-meta>
</file>